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B000000A8A796596D46E524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="none" draw:fill-color="#729fcf" draw:textarea-horizontal-align="justify" draw:textarea-vertical-align="middle" draw:auto-grow-height="false" fo:min-height="0.766cm" fo:min-width="0.51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fill-color="#729fcf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text-align="center"/>
      <style:text-properties fo:color="#ce181e"/>
    </style:style>
    <style:style style:name="P6" style:family="paragraph">
      <loext:graphic-properties draw:fill="none" draw:fill-color="#729fcf"/>
      <style:paragraph-properties fo:text-align="center"/>
      <style:text-properties fo:color="#ce181e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17cm" svg:height="5.969cm" svg:x="3.718cm" svg:y="3.413cm">
          <draw:image xlink:href="Pictures/100000000000012B000000A8A796596D46E524A0.png" xlink:type="simple" xlink:show="embed" xlink:actuate="onLoad">
            <text:p/>
          </draw:image>
        </draw:frame>
        <draw:custom-shape draw:style-name="gr2" draw:text-style-name="P2" xml:id="id1" draw:id="id1" draw:layer="layout" svg:width="0.254cm" svg:height="0.254cm" svg:x="3.845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254cm" svg:height="0.254cm" svg:x="4.846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254cm" svg:height="0.254cm" svg:x="5.746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254cm" svg:height="0.254cm" svg:x="6.646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254cm" svg:height="0.254cm" svg:x="7.647cm" svg:y="9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254cm" svg:height="0.254cm" svg:x="8.447cm" svg:y="9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254cm" svg:height="0.254cm" svg:x="9.346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254cm" svg:height="0.254cm" svg:x="10.247cm" svg:y="9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254cm" svg:height="0.254cm" svg:x="11.147cm" svg:y="9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254cm" svg:height="0.254cm" svg:x="12.048cm" svg:y="9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3.972cm" svg:y1="9.89cm" svg:x2="5.063cm" svg:y2="9.854cm" draw:start-shape="id1" draw:start-glue-point="8" draw:end-shape="id2" draw:end-glue-point="9" svg:d="M3972 9890c0 753 1091 771 1091-36" svg:viewBox="0 0 1092 604">
          <text:p/>
        </draw:connector>
        <draw:connector draw:style-name="gr3" draw:text-style-name="P3" draw:layer="layout" draw:type="curve" svg:x1="5.873cm" svg:y1="9.891cm" svg:x2="6.863cm" svg:y2="9.854cm" draw:start-shape="id3" draw:start-glue-point="8" draw:end-shape="id4" draw:end-glue-point="9" svg:d="M5873 9891c0 751 990 770 990-37" svg:viewBox="0 0 991 604">
          <text:p/>
        </draw:connector>
        <draw:connector draw:style-name="gr3" draw:text-style-name="P3" draw:layer="layout" draw:type="curve" svg:x1="7.774cm" svg:y1="9.892cm" svg:x2="8.664cm" svg:y2="9.855cm" draw:start-shape="id5" draw:start-glue-point="8" draw:end-shape="id6" draw:end-glue-point="9" svg:d="M7774 9892c0 751 890 770 890-37" svg:viewBox="0 0 891 604">
          <text:p/>
        </draw:connector>
        <draw:connector draw:style-name="gr3" draw:text-style-name="P3" draw:layer="layout" draw:type="curve" svg:x1="9.383cm" svg:y1="9.854cm" svg:x2="10.464cm" svg:y2="9.855cm" draw:start-shape="id7" draw:start-glue-point="7" draw:end-shape="id8" draw:end-glue-point="9" svg:d="M9383 9854c0 808 1081 808 1081 1" svg:viewBox="0 0 1082 607">
          <text:p/>
        </draw:connector>
        <draw:connector draw:style-name="gr3" draw:text-style-name="P3" draw:layer="layout" draw:type="curve" svg:x1="11.364cm" svg:y1="9.855cm" svg:x2="12.265cm" svg:y2="9.856cm" draw:start-shape="id9" draw:start-glue-point="9" draw:end-shape="id10" draw:end-glue-point="9" svg:d="M11364 9855c0 808 901 808 901 1" svg:viewBox="0 0 902 607">
          <text:p/>
        </draw:connector>
        <draw:custom-shape draw:style-name="gr4" draw:text-style-name="P4" draw:layer="layout" svg:width="1.016cm" svg:height="1.016cm" svg:x="4.048cm" svg:y="11.66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5.048cm" svg:y="11.66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6.08cm" svg:y="11.66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7.08cm" svg:y="11.6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8.112cm" svg:y="11.66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9.112cm" svg:y="11.66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0.144cm" svg:y="11.66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1.144cm" svg:y="11.66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2.176cm" svg:y="11.66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3.176cm" svg:y="11.66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048cm" svg:y="12.684cm">
          <text:p text:style-name="P5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5.048cm" svg:y="12.684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08cm" svg:y="12.684cm">
          <text:p text:style-name="P5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7.08cm" svg:y="12.684cm">
          <text:p text:style-name="P5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112cm" svg:y="12.684cm">
          <text:p text:style-name="P5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9.112cm" svg:y="12.684cm">
          <text:p text:style-name="P5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0.144cm" svg:y="12.684cm">
          <text:p text:style-name="P5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1.144cm" svg:y="12.684cm">
          <text:p text:style-name="P5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176cm" svg:y="12.684cm">
          <text:p text:style-name="P5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3.176cm" svg:y="12.684cm">
          <text:p text:style-name="P5"><text:span text:style-name="T1">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18:18:22.178495095</meta:creation-date>
    <dc:date>2020-05-18T18:49:34.817160669</dc:date>
    <meta:editing-duration>PT3M12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